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asian="Times New Roman2" style:font-name-complex="Times New Roman2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1008.png" xlink:type="simple" xlink:show="embed" xlink:actuate="onLoad"/></draw:frame></text:p>
          </table:table-cell>
          <table:table-cell table:style-name="Table1.B1" office:value-type="string">
            <text:h text:style-name="P8" text:outline-level="1">В память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6"/>
            <text:p text:style-name="P6"><draw:frame draw:style-name="fr2" draw:name="Графический объект2" text:anchor-type="as-char" svg:y="-0.443cm" svg:width="2.739cm" svg:height="0.681cm" draw:z-index="1"><draw:image xlink:href="../images/1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едназначен для соединения одной части схемы с другой, находящейся в произвольном месте проекта. Установка блока на линию связи соответствует установке именованной метки на блок-схеме. После чего, помеченный сигнал может быть использован в произвольном месте проекта с помощью блока «Из памяти». </text:p>
            <text:p text:style-name="P2">Блок <text:span text:style-name="T1">векторизован</text:span> и выполняет процедуру формирования в динамической памяти глобальных (именованных) переменных, посредством которых реализуется 1-ый этап “беспроводной” передачи данных (например, из Главного схемного окна в субмодель или из субмодели в Главное схемное окно или в другую субмодель).</text:p>
            <text:p text:style-name="P2">Блок имеет только входные порты (один или несколько).</text:p>
            <text:p text:style-name="P2">Блок имеет специальное диалоговое окно, содержащее диалоговую строку <text:span text:style-name="T1">Имя переменной</text:span> (для ввода имени глобальной переменной) и информационное окно <text:span text:style-name="T1">Список переменных</text:span> (для вывода в него списка имен всех имеющихся в проекте глобальных переменных на момент открытия диалогового окна).</text:p>
            <text:p text:style-name="P2">По умолчанию в 1-ом перенесенном в Схемное окно блоке <text:span text:style-name="T3">В память</text:span> в строке <text:span text:style-name="T1">Имя переменной</text:span> введено <text:span text:style-name="T1">Y1</text:span>. Если Вас устраивает данное имя переменной, то нажатие на клавишу Да приведет к формировании в динамической памяти одноименной глобальной переменной (скалярной или векторной в соответствии с размерностью входного сигнала блока).</text:p>
            <text:p text:style-name="P2">Если в 1-ом перенесенном в Схемное окно блоке <text:span text:style-name="T3">В память</text:span> оставлено имя по умолчанию (<text:span text:style-name="T1">Y1</text:span>), то при открытии диалогового окна 2-го перенесенного в Схемное окно блока <text:span text:style-name="T3">В память</text:span> по умолчанию будет предложено имя <text:span text:style-name="T1">Y2</text:span>, а информационное окно Список переменных будет содержать 2 (два) имени: <text:span text:style-name="T1">Y1</text:span> и <text:span text:style-name="T1">Y2</text:span>.</text:p>
            <text:p text:style-name="P2">Для создания точки соединения необходимо разместить блок на схеме, подключить к нему линию связи, содержащую необходимый сигнал и задать для него имя. По умолчанию сигнал имеет имя «<text:span text:style-name="T7">Y</text:span><text:span text:style-name="T8">1». </text:span>Для изменения необходимо произвести двойной щелчок по блоку, в поле «Имя сигнала» ввести желаемое имя и перебросить его в поле «Переменные блока» с помощью кнопки «Добавить переменную». Каждой переменной, добавленной туда, будет соответствовать входной порт, к которому можно подключить линию связи.</text:p>
            <text:p text:style-name="P2">Пример заполнения диалогового окна:</text:p>
            <text:p text:style-name="P3"><text:soft-page-break/><draw:frame draw:style-name="fr3" draw:name="Графический объект3" text:anchor-type="as-char" svg:width="13.199cm" svg:height="7.571cm" draw:z-index="2"><draw:image xlink:href="../images/1008_a.png" xlink:type="simple" xlink:show="embed" xlink:actuate="onLoad"/></draw:frame></text:p>
            <text:p text:style-name="P2"><text:span text:style-name="T12">Если требуется присвоить переменной (скалярной или векторной) уникальное имя (например, </text:span><text:span text:style-name="T2">dN(t)/No</text:span><text:span text:style-name="T12">), необходимо удалить в диалоговой строке имя по умолчанию и ввести желаемое.</text:span></text:p>
            <text:p text:style-name="P9">Блок «В память» позволяет управлять тем, на каком уровне вложенности схемы может быть использован записанный сигнал. Отсчет уровней вложенности происходит относительно того уровня, на котором расположен блок. Механизм реализуется с помощью префиксов к имени сигнала, имеющих формат:</text:p>
            <text:p text:style-name="P4"><text:span text:style-name="T12">&lt;</text:span><text:span text:style-name="T9">А&gt;#</text:span></text:p>
            <text:p text:style-name="P5"><text:span text:style-name="T9">где А — число более верхних уровней, на которых должна быть видна переменная. Если перед именем переменной поставить просто знак </text:span><text:span text:style-name="T12">#, </text:span><text:span text:style-name="T9">то переменная будет доступна на текущем уровне и всех уровнях ниже текущего. Если префикс отсутствует, то переменная будет доступна из любой части проекта. Например, если переменная будет имя </text:span><text:span text:style-name="T10">1</text:span><text:span text:style-name="T2">#Y1</text:span><text:span text:style-name="T6">, </text:span><text:span text:style-name="T11">то ее можно будет использовать с помощью блока «Из памяти» на том же уровне, где установлен блок «В память» и на один уровень выше. На других уровнях переменная будет невидна.</text:span></text:p>
            <text:p text:style-name="P2"><text:span text:style-name="T2">Свойства</text:span><text:span text:style-name="T12">:</text:span><text:span text:style-name="T5"> для работы блока свойства задавать не требуется.</text:span></text:p>
            <text:p text:style-name="P2"><text:span text:style-name="T1">Примечания</text:span>:</text:p>
            <text:list xml:id="list5820846573959951862" text:style-name="L1">
              <text:list-item>
                <text:p text:style-name="P10"><text:span text:style-name="T12">Для формирования векторной глобальной переменной необходимо предварительно сформировать векторный входной сигнал, например, посредством типового блока </text:span><text:span text:style-name="T4">Мультиплексор</text:span><text:span text:style-name="T12">.</text:span></text:p>
              </text:list-item>
              <text:list-item>
                <text:p text:style-name="P10"><text:span text:style-name="T12">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<text:s/></text:span><text:span text:style-name="T12">“прокрутки” данного окн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память</dc:title>
    <dc:date>2015-12-08T13:31:40.89</dc:date>
    <meta:generator>OpenOffice/4.1.1$Win32 OpenOffice.org_project/411m6$Build-9775</meta:generator>
    <meta:editing-duration>PT3H5M11S</meta:editing-duration>
    <meta:editing-cycles>77</meta:editing-cycles>
    <dc:creator>ILYA KUBENSKIY</dc:creator>
    <meta:document-statistic meta:table-count="1" meta:image-count="3" meta:object-count="0" meta:page-count="2" meta:paragraph-count="23" meta:word-count="493" meta:character-count="3504"/>
  </office:meta>
</office:document-meta>
</file>